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8.4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221cm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draw:fill="none" fo:min-height="7.823cm"/>
    </style:style>
    <style:style style:name="gr6" style:family="graphic" style:parent-style-name="standard">
      <style:graphic-properties draw:stroke="none" draw:fill="none" fo:min-height="8.637cm"/>
    </style:style>
    <style:style style:name="gr7" style:family="graphic" style:parent-style-name="standard">
      <style:graphic-properties draw:stroke="none" draw:fill="none" fo:min-height="19.91cm"/>
    </style:style>
    <style:style style:name="gr8" style:family="graphic" style:parent-style-name="standard">
      <style:graphic-properties draw:stroke="none" draw:fill="none" fo:min-height="8.53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037cm" svg:height="18.738cm" svg:x="0.508cm" svg:y="1.074cm">
          <draw:text-box>
            <text:p text:style-name="P1"><text:span text:style-name="T1">static char mybuf[100] = "open";</text:span></text:p>
            <text:p text:style-name="P1"><text:span text:style-name="T1"/></text:p>
            <text:p text:style-name="P1"><text:span text:style-name="T1">static ssize_t cyttsp5_open_store(struct device* dev, struct device_attribute *attr,</text:span></text:p>
            <text:p text:style-name="P1"><text:span text:style-name="T1"><text:s text:c="16"/></text:span><text:span text:style-name="T1">const char* buf, size_t len)</text:span></text:p>
            <text:p text:style-name="P1"><text:span text:style-name="T1">{</text:span></text:p>
            <text:p text:style-name="P1"><text:span text:style-name="T1"><text:s text:c="8"/></text:span><text:span text:style-name="T1">//struct cyttsp5_core_data *cd;</text:span></text:p>
            <text:p text:style-name="P1"><text:span text:style-name="T1"><text:s text:c="8"/></text:span><text:span text:style-name="T1">//cd-&gt;dev = dev;</text:span></text:p>
            <text:p text:style-name="P1"><text:span text:style-name="T1"><text:s text:c="8"/></text:span><text:span text:style-name="T1">//cyttsp5_release(cd);</text:span></text:p>
            <text:p text:style-name="P1"><text:span text:style-name="T1"><text:s text:c="8"/></text:span><text:span text:style-name="T1">sprintf(mybuf, "%s", buf);</text:span></text:p>
            <text:p text:style-name="P1"><text:span text:style-name="T1"><text:s text:c="8"/></text:span><text:span text:style-name="T1">return len;</text:span></text:p>
            <text:p text:style-name="P1"><text:span text:style-name="T1">}</text:span></text:p>
            <text:p text:style-name="P1"><text:span text:style-name="T1">static ssize_t cyttsp5_open_show(struct device* dev, struct device_attribute *attr, char* buf)</text:span></text:p>
            <text:p text:style-name="P1"><text:span text:style-name="T1">{</text:span></text:p>
            <text:p text:style-name="P1"><text:span text:style-name="T1"><text:s text:c="8"/></text:span><text:span text:style-name="T1">return sprintf(buf, "%s\n", mybuf);</text:span></text:p>
            <text:p text:style-name="P1"><text:span text:style-name="T1">}</text:span></text:p>
            <text:p text:style-name="P1"><text:span text:style-name="T1">static DEVICE_ATTR(TOUCH_LOCK, S_IWUSR|S_IRUSR, cyttsp5_open_show, cyttsp5_open_store);</text:span></text:p>
            <text:p text:style-name="P1"><text:span text:style-name="T1"/></text:p>
            <text:p text:style-name="P1"><text:span text:style-name="T1">static struct attribute *touch_attributes[] = {</text:span></text:p>
            <text:p text:style-name="P1"><text:span text:style-name="T1"><text:s text:c="8"/></text:span><text:span text:style-name="T1">&amp;dev_attr_TOUCH_LOCK,</text:span></text:p>
            <text:p text:style-name="P1"><text:span text:style-name="T1"><text:s text:c="8"/></text:span><text:span text:style-name="T1">NULL</text:span></text:p>
            <text:p text:style-name="P1"><text:span text:style-name="T1">};</text:span></text:p>
            <text:p text:style-name="P1"><text:span text:style-name="T1"/></text:p>
            <text:p text:style-name="P1"><text:span text:style-name="T1">static struct attribute_group touch_attribute_group = {</text:span></text:p>
            <text:p text:style-name="P1"><text:span text:style-name="T1"><text:s text:c="8"/></text:span><text:span text:style-name="T1">.attrs = touch_attributes</text:span></text:p>
            <text:p text:style-name="P1"><text:span text:style-name="T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8.489cm" svg:height="14.471cm" svg:x="0.254cm" svg:y="5.08cm">
          <draw:text-box>
            <text:p text:style-name="P4"><text:span text:style-name="T2"><text:s text:c="8"/></text:span><text:span text:style-name="T2">/*my create sysfs**************************************************/</text:span></text:p>
            <text:p text:style-name="P4"><text:span text:style-name="T2"><text:s text:c="8"/></text:span><text:span text:style-name="T2">Int ret =0;</text:span></text:p>
            <text:p text:style-name="P4"><text:span text:style-name="T2"><text:s text:c="8"/></text:span><text:span text:style-name="T2">ret = sysfs_create_group(cd-&gt;dev-&gt;kobj, &amp;touch_attribute_group);</text:span></text:p>
            <text:p text:style-name="P4"><text:span text:style-name="T2"><text:s text:c="8"/></text:span><text:span text:style-name="T2">if(ret){</text:span></text:p>
            <text:p text:style-name="P4"><text:span text:style-name="T2"><text:s text:c="11"/></text:span><text:span text:style-name="T2">printk("######################################33####################################################Touch_LOCK");</text:span></text:p>
            <text:p text:style-name="P4"><text:span text:style-name="T2"><text:s text:c="8"/></text:span><text:span text:style-name="T2">}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}</text:span></text:p>
            <text:p text:style-name="P4"><text:span text:style-name="T2"/></text:p>
          </draw:text-box>
        </draw:frame>
        <draw:frame draw:style-name="gr4" draw:text-style-name="P6" draw:layer="layout" svg:width="20.648cm" svg:height="2.385cm" svg:x="0cm" svg:y="1.778cm">
          <draw:text-box>
            <text:p>int cyttsp5_probe(const struct cyttsp5_bus_ops *ops, struct device *dev,</text:p>
            <text:p><text:s text:c="16"/>u16 irq, size_t xfer_buf_size)</text:p>
            <text:p>{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2" draw:layer="layout" svg:width="20.488cm" svg:height="8.073cm" svg:x="1.524cm" svg:y="1.071cm">
          <draw:text-box>
            <text:p text:style-name="P1"><text:span text:style-name="T1">slb783:/sys/devices/soc/c178000.i2c/i2c-4/4-0024 # ls</text:span></text:p>
            <text:p text:style-name="P1"><text:span text:style-name="T1">TOUCH_LOCK <text:s text:c="12"/>driver <text:s text:c="13"/>ic_ver <text:s text:c="8"/>power <text:s text:c="7"/></text:span></text:p>
            <text:p text:style-name="P1"><text:span text:style-name="T1">cmcp_test <text:s text:c="13"/>drv_debug <text:s text:c="10"/>input <text:s text:c="9"/>response <text:s text:c="4"/></text:span></text:p>
            <text:p text:style-name="P1"><text:span text:style-name="T1">cmcp_threshold_data <text:s text:c="3"/>drv_irq <text:s text:c="12"/>manual_upgrade sleep_status </text:span></text:p>
            <text:p text:style-name="P1"><text:span text:style-name="T1">cmcp_threshold_loading drv_ver <text:s text:c="12"/>modalias <text:s text:c="6"/>status <text:s text:c="6"/></text:span></text:p>
            <text:p text:style-name="P1"><text:span text:style-name="T1">command <text:s text:c="15"/>easy_wakeup_gesture name <text:s text:c="10"/>subsystem <text:s text:c="3"/></text:span></text:p>
            <text:p text:style-name="P1"><text:span text:style-name="T1">config_data <text:s text:c="11"/>firmware_ver <text:s text:c="7"/>of_node <text:s text:c="7"/>tp_mode <text:s text:c="5"/></text:span></text:p>
            <text:p text:style-name="P1"><text:span text:style-name="T1">config_loading <text:s text:c="8"/>hw_irq_stat <text:s text:c="8"/>panel_id <text:s text:c="6"/>ttdl_restart </text:span></text:p>
            <text:p text:style-name="P1"><text:span text:style-name="T1">device_id <text:s text:c="13"/>hw_reset <text:s text:c="11"/>platform_data <text:s/>uevent <text:s text:c="5"/></text:span></text:p>
            <text:p text:style-name="P1"><text:span text:style-name="T1"><text:s/></text:span></text:p>
            <text:p text:style-name="P1"><text:span text:style-name="T1">slb783:/sys/devices/soc/c178000.i2c/i2c-4/4-0024 # cat TOUCH_LOCK</text:span></text:p>
            <text:p text:style-name="P1"><text:span text:style-name="T1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9" draw:layer="layout" svg:width="28.186cm" svg:height="8.887cm" svg:x="0.508cm" svg:y="2.032cm">
          <draw:text-box>
            <text:p text:style-name="P7"><text:span text:style-name="T3"/></text:p>
            <text:p text:style-name="P7"><text:span text:style-name="T3">Linux</text:span><text:span text:style-name="T3">内核</text:span><text:span text:style-name="T3">--make mrproper</text:span><text:span text:style-name="T3">与</text:span><text:span text:style-name="T3">make clean</text:span><text:span text:style-name="T3">的区别</text:span></text:p>
            <text:p text:style-name="P7"><text:span text:style-name="T1">2012</text:span><text:span text:style-name="T1">年</text:span><text:span text:style-name="T1">03</text:span><text:span text:style-name="T1">月</text:span><text:span text:style-name="T1">29</text:span><text:span text:style-name="T1">日 </text:span><text:span text:style-name="T1">16:28:05 </text:span><text:span text:style-name="T1"><text:a xlink:href="https://me.csdn.net/gchww" xlink:type="simple">gchww</text:a></text:span><text:span text:style-name="T1"> </text:span><text:span text:style-name="T1">阅读数 </text:span><text:span text:style-name="T1">19967</text:span></text:p>
            <text:p text:style-name="P8"><text:span text:style-name="T1">首先，这两个命令都是用于删除编译内核时产生的相关文件的。</text:span></text:p>
            <text:p text:style-name="P8"><text:span text:style-name="T1">两者的区别如下：</text:span></text:p>
            <text:p text:style-name="P8"><text:span text:style-name="T1">make mrproper</text:span><text:span text:style-name="T1">命令会删除所有的编译生成文件、内核配置文件</text:span><text:span text:style-name="T1">(.config</text:span><text:span text:style-name="T1">文件</text:span><text:span text:style-name="T1">)</text:span><text:span text:style-name="T1">和各种备份文件，所以几乎只在第一次执行内核编译前才用这条命令。</text:span></text:p>
            <text:p text:style-name="P8"><text:span text:style-name="T1">make clean</text:span><text:span text:style-name="T1">命令则是用于删除大多数的编译生成文件，但是会保留内核的配置文件</text:span><text:span text:style-name="T1">.config</text:span><text:span text:style-name="T1">，还有足够的编译支持来建立扩展模块。所以你若只想删除前一次编译过程的残留数据，只需执行</text:span><text:span text:style-name="T1">make clean</text:span><text:span text:style-name="T1">命令。</text:span></text:p>
            <text:p text:style-name="P8"><text:span text:style-name="T1">总而言之，</text:span><text:span text:style-name="T1">make mrproper</text:span><text:span text:style-name="T1">删除的范围比</text:span><text:span text:style-name="T1">make clean</text:span><text:span text:style-name="T1">大，实际上，</text:span><text:span text:style-name="T1">make mrproper</text:span><text:span text:style-name="T1">在具体执行时第一步就是调用</text:span><text:span text:style-name="T1">make cle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2" draw:layer="layout" svg:width="28.489cm" svg:height="20.16cm" svg:x="-0.133cm" svg:y="1.06cm">
          <draw:text-box>
            <text:p text:style-name="P1"><text:span text:style-name="T1">#ifdef CONFIG_PM_SLEEP</text:span></text:p>
            <text:p text:style-name="P1"><text:span text:style-name="T1">static int aw9106_i2c_suspend(struct device *dev)</text:span></text:p>
            <text:p text:style-name="P1"><text:span text:style-name="T1">{</text:span></text:p>
            <text:p text:style-name="P1"><text:span text:style-name="T1"><text:s text:c="7"/></text:span><text:span text:style-name="T1">pr_info("##########################################################################################33#######\n");</text:span></text:p>
            <text:p text:style-name="P1"><text:span text:style-name="T1"><text:s text:c="7"/></text:span><text:span text:style-name="T1">printk("#################################################################################################################\n");</text:span></text:p>
            <text:p text:style-name="P1"><text:span text:style-name="T1"><text:s text:c="8"/></text:span><text:span text:style-name="T1">return 0;</text:span></text:p>
            <text:p text:style-name="P1"><text:span text:style-name="T1"/></text:p>
            <text:p text:style-name="P1"><text:span text:style-name="T1">}</text:span></text:p>
            <text:p text:style-name="P1"><text:span text:style-name="T1"/></text:p>
            <text:p text:style-name="P1"><text:span text:style-name="T1">static int aw9106_i2c_resume(struct device *dev)</text:span></text:p>
            <text:p text:style-name="P1"><text:span text:style-name="T1">{</text:span></text:p>
            <text:p text:style-name="P1"><text:span text:style-name="T1"><text:s text:c="8"/></text:span><text:span text:style-name="T1">pr_info("#################################################&amp;&amp;&amp;&amp;&amp;&amp;&amp;&amp;&amp;&amp;&amp;&amp;&amp;&amp;&amp;&amp;&amp;&amp;&amp;&amp;&amp;&amp;&amp;&amp;&amp;&amp;&amp;&amp;&amp;&amp;7777777#######\n");</text:span></text:p>
            <text:p text:style-name="P1"><text:span text:style-name="T1"><text:s text:c="7"/></text:span><text:span text:style-name="T1">printk("##################################################################################################\n");</text:span></text:p>
            <text:p text:style-name="P1"><text:span text:style-name="T1"><text:s text:c="8"/></text:span><text:span text:style-name="T1">return 0;</text:span></text:p>
            <text:p text:style-name="P1"><text:span text:style-name="T1"/></text:p>
            <text:p text:style-name="P1"><text:span text:style-name="T1">}</text:span></text:p>
            <text:p text:style-name="P1"><text:span text:style-name="T1">#endif</text:span></text:p>
            <text:p text:style-name="P1"><text:span text:style-name="T1"/></text:p>
            <text:p text:style-name="P1"><text:span text:style-name="T1">static SIMPLE_DEV_PM_OPS(leds_aw9106_pm_ops, aw9106_i2c_suspend, aw9106_i2c_resume);</text:span></text:p>
          </draw:text-box>
        </draw:frame>
        <draw:frame draw:style-name="gr8" draw:text-style-name="P2" draw:layer="layout" svg:width="16.635cm" svg:height="8.784cm" svg:x="0.254cm" svg:y="10.16cm">
          <draw:text-box>
            <text:p text:style-name="P1"><text:span text:style-name="T1">static struct i2c_driver aw9106_i2c_driver = {</text:span></text:p>
            <text:p text:style-name="P1"><text:span text:style-name="T1"><text:s text:c="4"/></text:span><text:span text:style-name="T1">.driver = {</text:span></text:p>
            <text:p text:style-name="P1"><text:span text:style-name="T1"><text:s text:c="8"/></text:span><text:span text:style-name="T1">.name = AW9106_I2C_NAME,</text:span></text:p>
            <text:p text:style-name="P1"><text:span text:style-name="T1"><text:s text:c="8"/></text:span><text:span text:style-name="T1">.owner = THIS_MODULE,</text:span></text:p>
            <text:p text:style-name="P1"><text:span text:style-name="T1"><text:s text:c="8"/></text:span><text:span text:style-name="T1">.of_match_table = of_match_ptr(aw9106_dt_match),</text:span></text:p>
            <text:p text:style-name="P1"><text:span text:style-name="T1"><text:s text:c="8"/></text:span><text:span text:style-name="T1">.pm = &amp;leds_aw9106_pm_ops,</text:span></text:p>
            <text:p text:style-name="P1"><text:span text:style-name="T1"><text:s text:c="4"/></text:span><text:span text:style-name="T1">},</text:span></text:p>
            <text:p text:style-name="P1"><text:span text:style-name="T1"><text:s text:c="4"/></text:span><text:span text:style-name="T1">.probe = aw9106_i2c_probe,</text:span></text:p>
            <text:p text:style-name="P1"><text:span text:style-name="T1"><text:s text:c="4"/></text:span><text:span text:style-name="T1">.remove = aw9106_i2c_remove,</text:span></text:p>
            <text:p text:style-name="P1"><text:span text:style-name="T1"><text:s text:c="4"/></text:span><text:span text:style-name="T1">.id_table = aw9106_i2c_id,</text:span></text:p>
            <text:p text:style-name="P1"><text:span text:style-name="T1">};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15:29:40.384065134</meta:creation-date>
    <dc:date>2019-08-08T18:25:22.641119073</dc:date>
    <meta:editing-duration>PT1H26M28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